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>
    <office:script script:language="ooo:Basic">
      <ooo:libraries>
        <ooo:library-embedded ooo:name="Lib">
          <ooo:module ooo:name="Mod" ooo:language="StarBasic">
            <ooo:source-code>Sub Main 
print "Hello from StarBasic!"
End Sub</ooo:source-code>
          </ooo:module>
        </ooo:library-embedded>
      </ooo:libraries>
    </office:script>
    <office:event-listeners>
      <script:event-listener script:language="ooo:StarBasic" script:event-name="dom:load" script:macro-name="document:Lib.Mod.Main"/>
    </office:event-listeners>
  </office:scripts>
  <office:font-face-decls>
    <style:font-face style:name="Lucidasans1" svg:font-family="Lucidasans"/>
    <style:font-face style:name="Andale Sans UI" svg:font-family="'Andale Sans UI'" style:font-pitch="variable"/>
    <style:font-face style:name="Lucidasans" svg:font-family="Lucidasans" style:font-pitch="variable"/>
    <style:font-face style:name="Thorndale" svg:font-family="Thorndale" style:font-family-generic="roman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Andale Sans UI" svg:font-family="'Andale Sans UI'" style:font-pitch="variable"/>
    <style:font-face style:name="Lucidasans" svg:font-family="Lucidasans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en" fo:country="US" style:font-name-asian="Andale Sans UI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5$Build-9011
  </meta:generator>
    <meta:initial-creator>Adam Gowdiak</meta:initial-creator>
    <meta:creation-date>2006-06-02T12:30:51</meta:creation-date>
    <dc:creator>Adam Gowdiak</dc:creator>
    <dc:date>2006-06-02T12:32:32</dc:date>
    <dc:language>en-US</dc:language>
    <meta:editing-cycles>4</meta:editing-cycles>
    <meta:editing-duration>PT1M4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